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Idea:</text:p>
      <text:p text:style-name="P1"/>
      <text:p text:style-name="P3">Project: <text:s/>Game Programming IV Final</text:p>
      <text:p text:style-name="P3">Programmer: TBD</text:p>
      <text:p text:style-name="P3">Graphics Designer: TBD</text:p>
      <text:p text:style-name="P3">Projected End Date: April 19th, 2015?</text:p>
      <text:p text:style-name="P3"/>
      <text:p text:style-name="P2">Pitch:</text:p>
      <text:p text:style-name="P3">Top Down Hardcore Survival Game based on simple Physics.</text:p>
      <text:p text:style-name="P3"/>
      <text:p text:style-name="P2">Scope:</text:p>
      <text:p text:style-name="P3">WE NEED A NAME!</text:p>
      <text:p text:style-name="P4">Assets:</text:p>
      <text:p text:style-name="P3">Character Asset containing around 10 frames of data.</text:p>
      <text:p text:style-name="P3">- Creating assets will be considerably different since they may be made of multiple bodies, so if this is the case there will be a need for 2 arms, a torso, a head, legs. This will be much easier to create from a 100% top down view rather than an iso view since there will be less assets to create and less logic for programming. - Top down art does not look as nice though :(</text:p>
      <text:p text:style-name="P3">Character may be comprised of several bodies such as torso, arms, legs, and head.</text:p>
      <text:p text:style-name="P3">Enemy Asset containing around 6 frames of data.</text:p>
      <text:p text:style-name="P3">Enemy may be comprised of several bodies depending on what kind of creature it is.</text:p>
      <text:p text:style-name="P4">Map:</text:p>
      <text:p text:style-name="P3">A Tile based Map would require at least 20 tile types. - proc gen or no</text:p>
      <text:p text:style-name="P3">or</text:p>
      <text:p text:style-name="P3">A Hand Drawn Map would require at least 3 – 6 fully drawn areas.</text:p>
      <text:p text:style-name="P4">Menus:</text:p>
      <text:p text:style-name="P3">Simple Menus for starting the game and a pause menu. (Maybe even a class selection at start)</text:p>
      <text:p text:style-name="P3">Lose/Win screen which will allow the user to play again or go back to main menu.</text:p>
      <text:p text:style-name="P4">Gameplay:</text:p>
      <text:p text:style-name="P3">AI which uses simple path-finding logic.</text:p>
      <text:p text:style-name="P3">Pickups so the character can recover their health( and perhaps other status bars? ).</text:p>
      <text:p text:style-name="P3">The Game will be played in active time. *</text:p>
      <text:p text:style-name="P3">The Game should be fast paced. *</text:p>
      <text:p text:style-name="P3">Support for at least 5 enemies active at once (A horde of small enemies would be nice though). *</text:p>
      <text:p text:style-name="P3">Win: One boss so the player can beat the game( 20 mins )</text:p>
      <text:p text:style-name="P3">or</text:p>
      <text:p text:style-name="P3">Win: Never ending so no win :P</text:p>
      <text:p text:style-name="P3">Lose: Player's character dies</text:p>
      <text:p text:style-name="P3">Point system to measure progress.</text:p>
      <text:p text:style-name="P3">Triggers that can cause explosions, enemies to spawn, platforms to move, or gates to close( find another way out ).</text:p>
      <text:p text:style-name="P4">Controls:</text:p>
      <text:p text:style-name="P3">Ability for the player to move their character, attack, dodge, block, interact, etc</text:p>
      <text:p text:style-name="P4">HUD:</text:p>
      <text:p text:style-name="P3">Drawing Graphical Meters such as life and stamina bars (or we could do something similar to Resident Evil and use a heart monitor).</text:p>
      <text:p text:style-name="P3">Ability to switch to other resolutions without messing with gameplay. *</text:p>
      <text:p text:style-name="P4"><text:soft-page-break/>Extras:</text:p>
      <text:p text:style-name="P3">Bug Fixes!!!</text:p>
      <text:p text:style-name="P3">More Enemies, Weapons, and Characters.</text:p>
      <text:p text:style-name="P3"/>
      <text:p text:style-name="P2">Details:</text:p>
      <text:p text:style-name="P3">For this game it would be nice to go with a minimalist design, whatever we can do to remove necessary HUD elements from the screen should be decided as early as possible. In terms of survival the game should be incredibly difficult, it should require patience. The game will mostly consist of melee combat with tough enemies who will deal heavy damage to your character with every strike. It would be really cool if we can add some dismemberment to the enemies and main character which would effect fighting capability( leg gets chopped off, now you are slower ). There should be a few different types of weapons to support different play styles( sword, staff, bow, axe, greatsword, etc ) however many weapons we can add would be cool. Some form of character progression could also be really cool, something such as leveling up. </text:p>
      <text:p text:style-name="P3"/>
      <text:p text:style-name="P3"><text:s/>The Game will be developed using Brad's Framework along with Box 2D. For any music, we could use the free program called LMMS. The goal is to go completely free for this project, however there are some programs like photoshop that I cannot live without. Coding will be done in visual studio since its awesome! </text:p>
      <text:p text:style-name="P3"/>
      <text:p text:style-name="P2">Met Requirements: 6 / 4</text:p>
      <text:p text:style-name="P3"/>
      <text:list xml:id="list1686349117230174252" text:style-name="L1">
        <text:list-item>
          <text:p text:style-name="P7">You must have at least 3 sensors that each trigger a different event</text:p>
        </text:list-item>
        <text:list-item>
          <text:p text:style-name="P7">Cause an explosion that blasts the bodies around it</text:p>
        </text:list-item>
        <text:list-item>
          <text:p text:style-name="P7">Implement a one-way platform that is a moving kinematic body</text:p>
        </text:list-item>
        <text:list-item>
          <text:p text:style-name="P7">Project the trajectory of a moving body</text:p>
        </text:list-item>
        <text:list-item>
          <text:p text:style-name="P7">Use at least 3 different types of joints, and using 6 joints total</text:p>
        </text:list-item>
        <text:list-item>
          <text:p text:style-name="P7">Have at least one body with multiple fixtures attached, and have at least 1 fixture that can be destroyed( ie detachable)</text:p>
        </text:list-item>
      </text:list>
      <text:p text:style-name="P5"/>
      <text:p text:style-name="P2">Programming Patterns to use:</text:p>
      <text:p text:style-name="P3">Component for keeping logic separate and maintaining orthogonal code.</text:p>
      <text:p text:style-name="P3">Command for handling Game Logic (ie touch began received : Attack command).</text:p>
      <text:p text:style-name="P3">State is also another option for handling game logic.</text:p>
      <text:p text:style-name="P3">Observer could also work by beginning events whenever specific input is received.</text:p>
      <text:p text:style-name="P3">Prototype could help for creating the player character and enemy characters, however it is likely that there will only be one type of character and one type of enemy so this is not necessary. </text:p>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12T03:19:50.27</meta:creation-date>
    <dc:date>2015-03-19T14:05:30.56</dc:date>
    <meta:editing-duration>PT1H7M54S</meta:editing-duration>
    <meta:editing-cycles>3</meta:editing-cycles>
    <meta:generator>OpenOffice/4.1.1$Win32 OpenOffice.org_project/411m6$Build-9775</meta:generator>
    <dc:creator>Jordan Vassilev</dc:creator>
    <meta:document-statistic meta:table-count="0" meta:image-count="0" meta:object-count="0" meta:page-count="2" meta:paragraph-count="59" meta:word-count="748" meta:character-count="4169"/>
  </office:meta>
</office:document-meta>
</file>